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paragraph-rsid="000c5610" style:font-size-asian="15pt" style:font-size-complex="15pt"/>
    </style:style>
    <style:style style:name="P3" style:family="paragraph" style:parent-style-name="Standard">
      <style:text-properties style:font-name="Liberation Serif" fo:font-size="15pt" officeooo:paragraph-rsid="000c5610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0c561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officeooo:paragraph-rsid="000c5610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officeooo:paragraph-rsid="000c5610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4pt" officeooo:paragraph-rsid="00215352" style:font-size-asian="14pt" style:font-size-complex="14pt"/>
    </style:style>
    <style:style style:name="P8" style:family="paragraph" style:parent-style-name="Standard">
      <style:text-properties style:font-name="Liberation Serif" fo:font-size="14pt" officeooo:paragraph-rsid="000c5610" style:font-size-asian="14pt" style:font-size-complex="14pt"/>
    </style:style>
    <style:style style:name="P9" style:family="paragraph" style:parent-style-name="Standard">
      <style:text-properties style:font-name="Liberation Serif" officeooo:paragraph-rsid="000c5610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0ca4e7" officeooo:paragraph-rsid="000ca4e7"/>
    </style:style>
    <style:style style:name="P11" style:family="paragraph" style:parent-style-name="Standard">
      <style:paragraph-properties fo:text-align="center" style:justify-single-word="false"/>
      <style:text-properties officeooo:paragraph-rsid="000c5610"/>
    </style:style>
    <style:style style:name="P12" style:family="paragraph" style:parent-style-name="Standard">
      <style:paragraph-properties fo:text-align="center" style:justify-single-word="false"/>
      <style:text-properties officeooo:rsid="000ca4e7" officeooo:paragraph-rsid="000ca4e7"/>
    </style:style>
    <style:style style:name="P13" style:family="paragraph" style:parent-style-name="Text_20_body">
      <style:text-properties officeooo:rsid="00112d99" officeooo:paragraph-rsid="00112d99"/>
    </style:style>
    <style:style style:name="P14" style:family="paragraph" style:parent-style-name="Text_20_body">
      <style:text-properties officeooo:rsid="0013c11b" officeooo:paragraph-rsid="0013c11b"/>
    </style:style>
    <style:style style:name="P15" style:family="paragraph" style:parent-style-name="Text_20_body">
      <style:paragraph-properties fo:margin-top="0cm" fo:margin-bottom="0.247cm" style:contextual-spacing="false"/>
      <style:text-properties fo:font-size="14pt" style:font-size-asian="14pt" style:font-size-complex="14pt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>
      <style:text-properties fo:font-size="14pt" officeooo:rsid="00112d99" officeooo:paragraph-rsid="00112d99" style:font-size-asian="14pt" style:font-size-complex="14pt"/>
    </style:style>
    <style:style style:name="P18" style:family="paragraph" style:parent-style-name="Text_20_body">
      <style:text-properties fo:font-size="14pt" officeooo:rsid="0011b8eb" officeooo:paragraph-rsid="0011b8eb" style:font-size-asian="14pt" style:font-size-complex="14pt"/>
    </style:style>
    <style:style style:name="P19" style:family="paragraph" style:parent-style-name="Text_20_body">
      <style:text-properties fo:font-size="14pt" officeooo:rsid="0013c11b" officeooo:paragraph-rsid="0013c11b" style:font-size-asian="14pt" style:font-size-complex="14pt"/>
    </style:style>
    <style:style style:name="P20" style:family="paragraph" style:parent-style-name="Text_20_body">
      <style:text-properties officeooo:rsid="0025aa3a" officeooo:paragraph-rsid="0025aa3a"/>
    </style:style>
    <style:style style:name="P21" style:family="paragraph" style:parent-style-name="Standard">
      <style:paragraph-properties fo:text-align="end" style:justify-single-word="false"/>
      <style:text-properties style:font-name="Liberation Serif" fo:font-size="14pt" officeooo:rsid="000c5610" officeooo:paragraph-rsid="00215352" style:font-size-asian="14pt" style:font-size-complex="14pt"/>
    </style:style>
    <style:style style:name="P22" style:family="paragraph" style:parent-style-name="Heading_20_1">
      <style:text-properties officeooo:rsid="0025aa3a" officeooo:paragraph-rsid="0025aa3a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Text_20_body" style:list-style-name="L1">
      <style:paragraph-properties fo:margin-top="0cm" fo:margin-bottom="0.247cm" style:contextual-spacing="false"/>
      <style:text-properties fo:font-size="14pt" style:font-size-asian="14pt" style:font-size-complex="14pt"/>
    </style:style>
    <style:style style:name="P25" style:family="paragraph" style:parent-style-name="Text_20_body" style:list-style-name="L2">
      <style:text-properties fo:font-size="14pt" officeooo:rsid="001316c6" officeooo:paragraph-rsid="001316c6" style:font-size-asian="14pt" style:font-size-complex="14pt"/>
    </style:style>
    <style:style style:name="P26" style:family="paragraph" style:parent-style-name="Text_20_body" style:list-style-name="L3">
      <style:text-properties fo:font-size="14pt" officeooo:rsid="001316c6" officeooo:paragraph-rsid="001316c6" style:font-size-asian="14pt" style:font-size-complex="14pt"/>
    </style:style>
    <style:style style:name="P27" style:family="paragraph" style:parent-style-name="Text_20_body" style:list-style-name="L3">
      <style:text-properties fo:font-size="14pt" officeooo:rsid="0013c11b" officeooo:paragraph-rsid="0013c11b" style:font-size-asian="14pt" style:font-size-complex="14pt"/>
    </style:style>
    <style:style style:name="P28" style:family="paragraph" style:parent-style-name="Text_20_body">
      <style:text-properties officeooo:rsid="0025aa3a" officeooo:paragraph-rsid="0025aa3a"/>
    </style:style>
    <style:style style:name="T1" style:family="text">
      <style:text-properties officeooo:rsid="00143137"/>
    </style:style>
    <style:style style:name="T2" style:family="text">
      <style:text-properties officeooo:rsid="004d611d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fc714"/>
    </style:style>
    <style:style style:name="T5" style:family="text">
      <style:text-properties officeooo:rsid="00112d99"/>
    </style:style>
    <style:style style:name="T6" style:family="text">
      <style:text-properties officeooo:rsid="0011b8eb"/>
    </style:style>
    <style:style style:name="T7" style:family="text">
      <style:text-properties officeooo:rsid="001cb7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анкт-Петербургский Национальный Исследовательский</text:p>
      <text:p text:style-name="P2">Университет ИТМО</text:p>
      <text:p text:style-name="P2"><text:s/>Факультет программной инженерии и компьютерной техники</text:p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4">Лабораторная работа №<text:span text:style-name="T7">6</text:span></text:p>
      <text:p text:style-name="P5">По «Основы Профессиональной Деятельности»</text:p>
      <text:p text:style-name="P5">Вариант <text:span text:style-name="T1">14717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Выполнил:</text:p>
      <text:p text:style-name="P6">Студент группы P3106</text:p>
      <text:p text:style-name="P6">Рубцов Арсений Дмитриевич </text:p>
      <text:p text:style-name="P7">Проверил: </text:p>
      <text:p text:style-name="P21">Воронин Иван Сергеевич</text:p>
      <text:p text:style-name="P6"><text:span text:style-name="T2"><text:s/></text:span><text:s/></text:p>
      <text:p text:style-name="P6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">Санкт – Петербург 202</text:span><text:span text:style-name="T4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149154_3313386793" text:style-name="Index_20_Link" text:visited-style-name="Index_20_Link">Текст задания<text:tab/>3</text:a></text:p>
          <text:p text:style-name="P1"><text:a xlink:type="simple" xlink:href="#__RefHeading___Toc149156_3313386793" text:style-name="Index_20_Link" text:visited-style-name="Index_20_Link">Текст программы<text:tab/>3</text:a></text:p>
          <text:p text:style-name="P1"><text:a xlink:type="simple" xlink:href="#__RefHeading___Toc149158_3313386793" text:style-name="Index_20_Link" text:visited-style-name="Index_20_Link">Область допустимых значений<text:tab/>6</text:a></text:p>
          <text:p text:style-name="P1"><text:a xlink:type="simple" xlink:href="#__RefHeading___Toc149160_3313386793" text:style-name="Index_20_Link" text:visited-style-name="Index_20_Link">Расположение данных в памяти<text:tab/>6</text:a></text:p>
          <text:p text:style-name="P1"><text:a xlink:type="simple" xlink:href="#__RefHeading___Toc149162_3313386793" text:style-name="Index_20_Link" text:visited-style-name="Index_20_Link">Область представления<text:tab/>6</text:a></text:p>
          <text:p text:style-name="P1"><text:a xlink:type="simple" xlink:href="#__RefHeading___Toc149164_3313386793" text:style-name="Index_20_Link" text:visited-style-name="Index_20_Link">Вывод<text:tab/>7</text:a></text:p>
        </text:index-body>
      </text:table-of-content>
      <text:p text:style-name="P10"><text:s/></text:p>
      <text:p text:style-name="P12"/>
      <text:p text:style-name="P12"><text:tab/></text:p>
      <text:p text:style-name="P12"/>
      <text:p text:style-name="P12"/>
      <text:p text:style-name="P12"><text:line-break/><text:line-break/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 text:is-list-header="true"><text:bookmark-start text:name="__RefHeading___Toc149154_3313386793"/><text:soft-page-break/>Текст задания<text:bookmark-end text:name="__RefHeading___Toc149154_3313386793"/></text:h>
      <text:p text:style-name="P15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text:bookmark text:name="p_p_id_csbasengportletlab6_WAR_csbasengportlet_"/></text:p>
      <text:section text:style-name="Sect2" text:name="Раздел1">
        <text:section text:style-name="Sect2" text:name="_csbasengportletlab6_WAR_csbasengportlet_textBlock">
          <text:list xml:id="list856084989" text:style-name="L1">
            <text:list-item>
              <text:p text:style-name="P24">Основная программа должна уменьшать на 3 содержимое X (ячейки памяти с адресом 04616) в цикле.</text:p>
            </text:list-item>
            <text:list-item>
              <text:p text:style-name="P24">Обработчик прерывания должен по нажатию кнопки готовности ВУ-1 осуществлять вывод результата вычисления функции F(X)=2X-3 на данное ВУ, a по нажатию кнопки готовности ВУ-3 выполнить операцию побитового маскирования, оставив 5-х младших разряда содержимого РД данного ВУ и Х, результат записать в Х</text:p>
            </text:list-item>
            <text:list-item>
              <text:p text:style-name="P24">Если Х оказывается вне ОДЗ при выполнении любой операции по его изменению, то необходимо в Х записать максимальное по ОДЗ число.</text:p>
            </text:list-item>
          </text:list>
        </text:section>
      </text:section>
      <text:section text:style-name="Sect2" text:name="p_p_id_com_liferay_journal_content_web_portlet_JournalContentPortlet_INSTANCE_LDYvoAOrDCbc_">
        <text:h text:style-name="Heading_20_1" text:outline-level="1"><text:bookmark-start text:name="__RefHeading___Toc149156_3313386793"/>Текст программы<text:bookmark-end text:name="__RefHeading___Toc149156_3313386793"/></text:h>
        <text:p text:style-name="Text_20_body">ORG 0x0 </text:p>
        <text:p text:style-name="Text_20_body">V0:<text:tab/>WORD $default, 0x180 <text:tab/> </text:p>
        <text:p text:style-name="Text_20_body">V1: WORD $int1, 0x180 <text:s/><text:tab/></text:p>
        <text:p text:style-name="Text_20_body">V2: WORD $default, 0x180 </text:p>
        <text:p text:style-name="Text_20_body">V3: WORD $int3, 0x180 <text:s/></text:p>
        <text:p text:style-name="Text_20_body">V4: WORD $default, 0x180</text:p>
        <text:p text:style-name="Text_20_body">V5: WORD $default, 0x180</text:p>
        <text:p text:style-name="Text_20_body">V6: WORD $default, 0x180</text:p>
        <text:p text:style-name="Text_20_body">V7: WORD $default, 0x180</text:p>
        <text:p text:style-name="Text_20_body"/>
        <text:p text:style-name="Text_20_body">default: IRET </text:p>
        <text:p text:style-name="Text_20_body"/>
        <text:p text:style-name="Text_20_body">ORG 0x46 </text:p>
        <text:p text:style-name="Text_20_body"><text:soft-page-break/>X:<text:tab/>WORD ?</text:p>
        <text:p text:style-name="Text_20_body">MIN: WORD 0xFFD2 ; минимальное значение X</text:p>
        <text:p text:style-name="Text_20_body">MAX: WORD 0x0041 ; максимальное значение X</text:p>
        <text:p text:style-name="Text_20_body"/>
        <text:p text:style-name="Text_20_body">START:<text:tab/>DI ; запрет прерываний</text:p>
        <text:p text:style-name="Text_20_body"><text:tab/><text:tab/>CLA ; очистка аккумулятора</text:p>
        <text:p text:style-name="Text_20_body"><text:tab/><text:tab/>OUT 0x1 </text:p>
        <text:p text:style-name="Text_20_body"><text:tab/><text:tab/>OUT 0x5 </text:p>
        <text:p text:style-name="Text_20_body"><text:tab/><text:tab/>OUT 0xB</text:p>
        <text:p text:style-name="Text_20_body"><text:tab/><text:tab/>OUT 0xE </text:p>
        <text:p text:style-name="Text_20_body"><text:tab/><text:tab/>OUT 0x12 ; запрет прерываний для неиспользуемых ВУ</text:p>
        <text:p text:style-name="Text_20_body"><text:tab/><text:tab/>OUT 0x16 </text:p>
        <text:p text:style-name="Text_20_body"><text:tab/><text:tab/>OUT 0x1A</text:p>
        <text:p text:style-name="Text_20_body"><text:tab/><text:tab/>OUT 0x1E </text:p>
        <text:p text:style-name="Text_20_body"><text:tab/><text:tab/>LD #0x9 ; загрузить в аккумулятор MR(1000|0001=1001)</text:p>
        <text:p text:style-name="Text_20_body"><text:tab/><text:tab/>OUT 0x3 ; разрешение прерывания на ВУ-1</text:p>
        <text:p text:style-name="Text_20_body"><text:tab/><text:tab/>LD #0xB ; загрузить в аккумулятор MR(1000|0011=1011)</text:p>
        <text:p text:style-name="Text_20_body"><text:tab/><text:tab/>OUT 0x7 ; разрешение прерываний на ВУ-3</text:p>
        <text:p text:style-name="Text_20_body"><text:s/><text:tab/><text:tab/>EI <text:s/></text:p>
        <text:p text:style-name="Text_20_body">main:<text:tab/>DI ; запрет прерываний для обеспечения атомарности операции</text:p>
        <text:p text:style-name="Text_20_body"><text:tab/><text:tab/>LD $X ; прямая абсолютная загрузка операнда X</text:p>
        <text:p text:style-name="Text_20_body"><text:tab/><text:tab/>SUB #0x3 ; AC(X) - 0x3 </text:p>
        <text:p text:style-name="Text_20_body"><text:tab/><text:tab/>CALL CHECK ; вызов подпрограммы (проверка на одз)</text:p>
        <text:p text:style-name="Text_20_body"><text:tab/><text:tab/>ST $X ; сохранение X</text:p>
        <text:p text:style-name="Text_20_body"><text:tab/><text:tab/>EI ; разрешение прерываний</text:p>
        <text:p text:style-name="Text_20_body"><text:tab/><text:tab/>JUMP main ; безусловный переход на основную программу</text:p>
        <text:p text:style-name="Text_20_body">;обработка прерывания на ву - 1</text:p>
        <text:p text:style-name="Text_20_body">int1:<text:tab/>DI ; запрет прерывания</text:p>
        <text:p text:style-name="Text_20_body"><text:tab/><text:tab/>PUSH ; помещаем AC в стек</text:p>
        <text:p text:style-name="Text_20_body"><text:tab/><text:tab/>LD X ;загрузка операнда X</text:p>
        <text:p text:style-name="Text_20_body"><text:tab/><text:tab/>NOP ;отладочная точка ОСТАНОВ</text:p>
        <text:p text:style-name="Text_20_body"><text:tab/><text:tab/>ASL ; умножение на 2</text:p>
        <text:p text:style-name="Text_20_body"><text:soft-page-break/><text:tab/><text:tab/>SUB #0x3 ; вычитание 0x3</text:p>
        <text:p text:style-name="Text_20_body"><text:tab/><text:tab/>NOP ; отладочная точка ОСТАНОВ</text:p>
        <text:p text:style-name="Text_20_body"><text:tab/><text:tab/>CALL CHECK ; вызов подпрограммы (проверка на одз)</text:p>
        <text:p text:style-name="Text_20_body"><text:tab/><text:tab/>OUT 0x2 ; вывод результата на текущее ВУ (ВУ-1)</text:p>
        <text:p text:style-name="Text_20_body"><text:tab/><text:tab/>POP ; достаем AC из стека</text:p>
        <text:p text:style-name="Text_20_body"><text:tab/><text:tab/>EI ; разрешаем прерывания</text:p>
        <text:p text:style-name="Text_20_body"><text:tab/><text:tab/>IRET ; возврат из прерывания</text:p>
        <text:p text:style-name="Text_20_body">;обработка прерывания на ву - 3<text:tab/><text:tab/></text:p>
        <text:p text:style-name="Text_20_body">int3:<text:tab/>DI ; запрет прерывания </text:p>
        <text:p text:style-name="Text_20_body"><text:tab/><text:tab/>PUSH ; поместили AC в стек </text:p>
        <text:p text:style-name="Text_20_body"><text:tab/><text:tab/>IN 6 ; записываем содержимое РДВУ текущего ВУ</text:p>
        <text:p text:style-name="Text_20_body"><text:tab/><text:tab/>AND #0x1F ; оставляем 5 младших разрядов(остальные - 0)</text:p>
        <text:p text:style-name="Text_20_body"><text:tab/><text:tab/>AND $X ; побитовое маскирования РДВУ и X</text:p>
        <text:p text:style-name="Text_20_body"><text:tab/><text:tab/>NOP ; отладочная точка ОСТАНОВ</text:p>
        <text:p text:style-name="Text_20_body"><text:tab/><text:tab/>CALL CHECK ; вызов подпрограммы (проверка на одз)</text:p>
        <text:p text:style-name="Text_20_body"><text:tab/><text:tab/>ST $X ; сохранение результата</text:p>
        <text:p text:style-name="Text_20_body"><text:tab/><text:tab/>NOP ; отладочная точка ОСТАНОВ</text:p>
        <text:p text:style-name="Text_20_body"><text:tab/><text:tab/>POP ; достаем AC из стека</text:p>
        <text:p text:style-name="Text_20_body"><text:tab/><text:tab/>EI ; разрешаем прерывания </text:p>
        <text:p text:style-name="Text_20_body"><text:tab/><text:tab/>IRET ; возврат из прерывания</text:p>
        <text:p text:style-name="Text_20_body">;подпрограмма для проверки ОДЗ</text:p>
        <text:p text:style-name="Text_20_body">CHECK:<text:tab/></text:p>
        <text:p text:style-name="Text_20_body">check_max:<text:tab/>CMP $MAX ; сравниваем с максимальным</text:p>
        <text:p text:style-name="Text_20_body"><text:tab/><text:tab/><text:tab/>BGE load_max ; IF (X) &gt; $MAX -&gt; X = LD $MAX</text:p>
        <text:p text:style-name="Text_20_body"><text:tab/><text:tab/><text:tab/>JUMP check_min ; IF (X) &lt; MAX -&gt; сравниваем с минимальным</text:p>
        <text:p text:style-name="Text_20_body">check_min:<text:tab/>CMP $MIN ; сравниваем с минимальным</text:p>
        <text:p text:style-name="Text_20_body"><text:tab/><text:tab/><text:tab/>BLT load_max ; IF (X) &lt; $MIN -&gt; X = LD $MIN</text:p>
        <text:p text:style-name="Text_20_body"><text:tab/><text:tab/><text:tab/>JUMP return ; безусловный переход на возврат, если X в пределах ОДЗ</text:p>
        <text:p text:style-name="Text_20_body">load_max:<text:tab/>LD $MAX ; загрузка максимального значения</text:p>
        <text:p text:style-name="Text_20_body">return:<text:tab/><text:tab/>RET<text:tab/>; возврат из подпрограммы проверки ОДЗ</text:p>
        <text:p text:style-name="P13"/>
        <text:h text:style-name="Heading_20_1" text:outline-level="1"><text:bookmark-start text:name="__RefHeading___Toc149158_3313386793"/><text:soft-page-break/>Область допустимых значений<text:bookmark-end text:name="__RefHeading___Toc149158_3313386793"/></text:h>
        <text:p text:style-name="P16">-<text:span text:style-name="T5">128 &lt;= 2x — 3 &lt;= 127 </text:span></text:p>
        <text:p text:style-name="P16">-<text:span text:style-name="T5">125 &lt;= 2x &lt;= 130 </text:span></text:p>
        <text:p text:style-name="P16">-<text:span text:style-name="T5">62 &lt;= x &lt;= 65</text:span></text:p>
        <text:p text:style-name="P17">65 = 0000.0000.0100.0001 <text:span text:style-name="T6">= 0x0041 </text:span></text:p>
        <text:p text:style-name="P17">62 = 0000.0000.0010.1110</text:p>
        <text:p text:style-name="P17">-62 = 1111.1111.1101.0010 <text:span text:style-name="T6">= 0xFFD2 </text:span></text:p>
        <text:p text:style-name="P18">Число <draw:frame draw:style-name="fr1" draw:name="Объект1" text:anchor-type="as-char" svg:y="-0.377cm" svg:width="4.327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p>
        <text:h text:style-name="Heading_20_1" text:outline-level="1"><text:bookmark-start text:name="__RefHeading___Toc149160_3313386793"/>Расположение данных в памяти<text:bookmark-end text:name="__RefHeading___Toc149160_3313386793"/></text:h>
        <text:list xml:id="list2095810262" text:style-name="L2">
          <text:list-item>
            <text:p text:style-name="P25">0x000 — 0x00F — векторы прерываний </text:p>
          </text:list-item>
          <text:list-item>
            <text:p text:style-name="P25">0x046 — 0x048 — переменные </text:p>
          </text:list-item>
          <text:list-item>
            <text:p text:style-name="P25">0x049 — 0x074 — программа </text:p>
          </text:list-item>
        </text:list>
        <text:h text:style-name="Heading_20_1" text:outline-level="1"><text:bookmark-start text:name="__RefHeading___Toc149162_3313386793"/>Область представления <text:bookmark-end text:name="__RefHeading___Toc149162_3313386793"/></text:h>
        <text:list xml:id="list2972704419" text:style-name="L3">
          <text:list-item>
            <text:p text:style-name="P26">X, MIN, MAX — 16ти разрядные знаковые числа. </text:p>
          </text:list-item>
          <text:list-item>
            <text:p text:style-name="P27">ДР ВУ — 8ми разрядное знаковое число</text:p>
          </text:list-item>
        </text:list>
        <text:h text:style-name="P22" text:outline-level="1" text:is-list-header="true">Дополнительное задание: </text:h>
        <text:p text:style-name="P20">Прерывания на ВУ — 1, 2, 3. При нажатии готовности на ВУ — 1 ячейку X инкрементируем в цикле до тех пор, пока не будет вызвано прерывание на другое ВУ. При нажатии готовности на ВУ — 2 к ячейке Y добавляем 2 до тех пор, пока не будет вызвано прерывание на другое ВУ. При нажатии готовности на ВУ — 3 к ячейке Z добавляем 3 до тех пор, пока не будет вызвано прерывание на другое ВУ. Результат каждой итерации выводим на семисегментный индикатор. </text:p>
        <text:p text:style-name="P20">ORG 0x0 </text:p>
        <text:p text:style-name="P20">V0:<text:tab/>WORD $default, 0x180 <text:tab/> </text:p>
        <text:p text:style-name="P20">V1: WORD $int1, 0x180 <text:s/><text:tab/></text:p>
        <text:p text:style-name="P20">V2: WORD $int2, 0x180 </text:p>
        <text:p text:style-name="P20">V3: WORD $int3, 0x180 <text:s/></text:p>
        <text:p text:style-name="P20">V4: WORD $default, 0x180</text:p>
        <text:p text:style-name="P20">V5: WORD $default, 0x180</text:p>
        <text:p text:style-name="P20">V6: WORD $default, 0x180</text:p>
        <text:p text:style-name="P20"><text:soft-page-break/>V7: WORD $default, 0x180</text:p>
        <text:p text:style-name="P20"/>
        <text:p text:style-name="P20">default: IRET </text:p>
        <text:p text:style-name="P20"/>
        <text:p text:style-name="P20">ORG 0x20 </text:p>
        <text:p text:style-name="P20">X: WORD 0x0000 </text:p>
        <text:p text:style-name="P20">Y: WORD 0x0000 </text:p>
        <text:p text:style-name="P20">Z: WORD 0x0000 </text:p>
        <text:p text:style-name="P20"/>
        <text:p text:style-name="P20"/>
        <text:p text:style-name="P20">START:<text:tab/>DI </text:p>
        <text:p text:style-name="P20"><text:tab/><text:tab/>CLA </text:p>
        <text:p text:style-name="P20"><text:tab/><text:tab/>OUT 0x1 ; запрет прерываний на ВУ-0</text:p>
        <text:p text:style-name="P20"><text:tab/><text:tab/>OUT 0xB ; запрет прерываний на ВУ-4</text:p>
        <text:p text:style-name="P20"><text:tab/><text:tab/>OUT 0xE ; запрет прерываний на ВУ-5 </text:p>
        <text:p text:style-name="P20"><text:tab/><text:tab/>OUT 0x12 ; запрет прерываний на ВУ-6</text:p>
        <text:p text:style-name="P20"><text:tab/><text:tab/>OUT 0x16 ; запрет прерываний на ВУ-7</text:p>
        <text:p text:style-name="P20"><text:tab/><text:tab/>OUT 0x1A ; запрет прерываний на ВУ-8</text:p>
        <text:p text:style-name="P20"><text:tab/><text:tab/>OUT 0x1E ; запрет прерываний на ВУ-9</text:p>
        <text:p text:style-name="P20"><text:tab/><text:tab/>LD #0x9 ; загрузить в аккумулятор MR(1000|0001=1001)</text:p>
        <text:p text:style-name="P20"><text:tab/><text:tab/>OUT 0x3<text:tab/>; разрешить прерывания на ВУ-1</text:p>
        <text:p text:style-name="P20"><text:tab/><text:tab/>LD #0xA ; загрузить в аккумулятор MR(1000|0010=1010)</text:p>
        <text:p text:style-name="P20"><text:tab/><text:tab/>OUT 0x5 ; разрешить прерывания на ВУ-2</text:p>
        <text:p text:style-name="P20"><text:tab/><text:tab/>LD #0xB ; загрузить в аккумулятор MR(1000|0011=1011)</text:p>
        <text:p text:style-name="P20"><text:tab/><text:tab/>OUT 0x7 ; разрешить прерывания на ВУ-3</text:p>
        <text:p text:style-name="P20"><text:tab/><text:tab/>LD #0xE</text:p>
        <text:p text:style-name="P20"><text:tab/><text:tab/>OUT 0x12</text:p>
        <text:p text:style-name="P20"><text:tab/><text:tab/>EI</text:p>
        <text:p text:style-name="P20"/>
        <text:p text:style-name="P20">;основная программа, осуществляет безусловных переход сама в себя, ожидает прерывание</text:p>
        <text:p text:style-name="P20">main:<text:tab/>DI </text:p>
        <text:p text:style-name="P20"><text:tab/><text:tab/>EI </text:p>
        <text:p text:style-name="P20"><text:soft-page-break/><text:tab/><text:tab/>JUMP main </text:p>
        <text:p text:style-name="P20">;прерывание на ВУ-1</text:p>
        <text:p text:style-name="P20">int1:<text:tab/>CALL respawn ; вызов подпрограммы с очисткой индикатора</text:p>
        <text:p text:style-name="P20"><text:tab/><text:tab/>CLA </text:p>
        <text:p text:style-name="P20">main1:<text:tab/>DI ; запрет прерываний </text:p>
        <text:p text:style-name="P20"><text:tab/><text:tab/>OUT 0x2 ; сбрасываем готовность ВУ-1</text:p>
        <text:p text:style-name="P20"><text:tab/><text:tab/>LD $X </text:p>
        <text:p text:style-name="P20"><text:tab/><text:tab/>INC</text:p>
        <text:p text:style-name="P20"><text:tab/><text:tab/>ST $X</text:p>
        <text:p text:style-name="P20"><text:tab/><text:tab/>OUT 0x14 ; выводим текущее значение ячейки X </text:p>
        <text:p text:style-name="P20"><text:tab/><text:tab/>EI ; разрешаем прерывания</text:p>
        <text:p text:style-name="P20"><text:tab/><text:tab/>JUMP main1 ; безусловный переход, будет прерван, когда возникнет новое прерывание</text:p>
        <text:p text:style-name="P20"><text:tab/><text:tab/>IRET </text:p>
        <text:p text:style-name="P20">;прерывание на ВУ-2</text:p>
        <text:p text:style-name="P20">int2:<text:tab/>CALL respawn ; вызов подпрограммы с очисткой индикатора</text:p>
        <text:p text:style-name="P20"><text:tab/><text:tab/>CLA </text:p>
        <text:p text:style-name="P20">main2:<text:tab/>DI ; запрет прерываний</text:p>
        <text:p text:style-name="P20"><text:tab/><text:tab/>IN 0x4 ; сбрасываем готовность ВУ-2</text:p>
        <text:p text:style-name="P20"><text:tab/><text:tab/>LD $Y</text:p>
        <text:p text:style-name="P20"><text:tab/><text:tab/>INC </text:p>
        <text:p text:style-name="P20"><text:tab/><text:tab/>INC </text:p>
        <text:p text:style-name="P20"><text:tab/><text:tab/>ST $Y </text:p>
        <text:p text:style-name="P20"><text:tab/><text:tab/>OUT 0x14 ; выводим текущее значение ячейки Y</text:p>
        <text:p text:style-name="P20"><text:tab/><text:tab/>EI ; разрешаем прерывания</text:p>
        <text:p text:style-name="P20"><text:tab/><text:tab/>JUMP main2 ; безусловный переход, будет прерван, когда возникнет новое прерывание</text:p>
        <text:p text:style-name="P20"><text:tab/><text:tab/>IRET </text:p>
        <text:p text:style-name="P20">;прерывание на ВУ-3</text:p>
        <text:p text:style-name="P20">int3:<text:tab/>CALL respawn ; вызов подпрограммы с очисткой индикатора</text:p>
        <text:p text:style-name="P20"><text:tab/><text:tab/>CLA </text:p>
        <text:p text:style-name="P20">main3:<text:tab/>DI ; запрет прерываний</text:p>
        <text:p text:style-name="P20"><text:soft-page-break/><text:tab/><text:tab/>OUT 0x6 ; сбрасываем готовность ВУ-3</text:p>
        <text:p text:style-name="P20"><text:tab/><text:tab/>LD $Z </text:p>
        <text:p text:style-name="P20"><text:tab/><text:tab/>INC</text:p>
        <text:p text:style-name="P20"><text:tab/><text:tab/>INC</text:p>
        <text:p text:style-name="P20"><text:tab/><text:tab/>INC </text:p>
        <text:p text:style-name="P20"><text:tab/><text:tab/>ST $Z </text:p>
        <text:p text:style-name="P20"><text:tab/><text:tab/>OUT 0x14 ; выводим текущее значение ячейки Z</text:p>
        <text:p text:style-name="P20"><text:tab/><text:tab/>EI ; разрешаем прерывания</text:p>
        <text:p text:style-name="P20"><text:tab/><text:tab/>JUMP main3 ; безусловный переход, будет прерван, когда возникнет новое прерывание</text:p>
        <text:p text:style-name="P20"><text:tab/><text:tab/>IRET </text:p>
        <text:p text:style-name="P20"/>
        <text:p text:style-name="P20">;подпрограмма, которая очищает поле семисегментного индикатора</text:p>
        <text:p text:style-name="P20">respawn:<text:tab/>LD #0x1F</text:p>
        <text:p text:style-name="P20"><text:tab/><text:tab/><text:tab/>OUT 0x14 </text:p>
        <text:p text:style-name="P20"><text:tab/><text:tab/><text:tab/>LD #0x2F </text:p>
        <text:p text:style-name="P20"><text:tab/><text:tab/><text:tab/>OUT 0x14 </text:p>
        <text:p text:style-name="P20"><text:tab/><text:tab/><text:tab/>LD #0x3F </text:p>
        <text:p text:style-name="P20"><text:tab/><text:tab/><text:tab/>OUT 0x14 </text:p>
        <text:p text:style-name="P20"><text:tab/><text:tab/><text:tab/>LD #0x4F </text:p>
        <text:p text:style-name="P20"><text:tab/><text:tab/><text:tab/>OUT 0x14 </text:p>
        <text:p text:style-name="P20"><text:tab/><text:tab/><text:tab/>LD #0x5F </text:p>
        <text:p text:style-name="P20"><text:tab/><text:tab/><text:tab/>OUT 0x14 </text:p>
        <text:p text:style-name="P20"><text:tab/><text:tab/><text:tab/>LD #0x6F </text:p>
        <text:p text:style-name="P20"><text:tab/><text:tab/><text:tab/>OUT 0x14</text:p>
        <text:p text:style-name="P20"><text:tab/><text:tab/><text:tab/>RET</text:p>
        <text:p text:style-name="P20"><text:tab/><text:tab/><text:tab/> </text:p>
        <text:h text:style-name="P23" text:outline-level="1"><text:bookmark-start text:name="__RefHeading___Toc149164_3313386793"/>Вывод<text:bookmark-end text:name="__RefHeading___Toc149164_3313386793"/></text:h>
        <text:p text:style-name="P19">Во время выполнения лабораторной работы я изучил обмен данными с ВУ — 1 и ВУ — 3 в режиме прерываний, так же изучил цикл прерывания и циклы исполнения новых команд. </text:p>
        <text:p text:style-name="P1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0:49:36.990581464</meta:creation-date>
    <dc:date>2024-05-03T22:08:00.929343815</dc:date>
    <meta:editing-duration>PT1H49M13S</meta:editing-duration>
    <meta:editing-cycles>8</meta:editing-cycles>
    <meta:generator>LibreOffice/7.3.7.2$Linux_X86_64 LibreOffice_project/30$Build-2</meta:generator>
    <meta:document-statistic meta:table-count="0" meta:image-count="0" meta:object-count="1" meta:page-count="10" meta:paragraph-count="210" meta:word-count="1142" meta:character-count="7177" meta:non-whitespace-character-count="5901"/>
  </office:meta>
</office:document-meta>
</file>

<file path=Object 1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0</mn>
            <mi mathvariant="italic">xFFD</mi>
            <mn>2</mn>
            <mi>;</mi>
            <mn>0</mn>
            <mi>x</mi>
            <mn>0041</mn>
          </mrow>
        </mrow>
        <mo fence="true" form="postfix" stretchy="false">]</mo>
      </mrow>
    </mrow>
    <annotation encoding="StarMath 5.0">X in [0xFFD2; 0x0041] </annotation>
  </semantics>
</math>
</file>